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7000001B12862557D0045B11D.png" manifest:media-type="image/png"/>
  <manifest:file-entry manifest:full-path="Pictures/1000000000000287000001B15D3569624397614E.png" manifest:media-type="image/png"/>
  <manifest:file-entry manifest:full-path="Pictures/10000000000003C000000410E3A0DA962576E1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7f09" officeooo:paragraph-rsid="00067f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3" draw:name="Imagen1" text:anchor-type="char" svg:width="17cm" svg:height="11.377cm" draw:z-index="0"><draw:image xlink:href="Pictures/1000000000000287000001B12862557D0045B11D.png" xlink:type="simple" xlink:show="embed" xlink:actuate="onLoad" draw:mime-type="image/png"/></draw:frame></text:p>
      <text:p text:style-name="P1"><draw:frame draw:style-name="fr2" draw:name="Imagen2" text:anchor-type="char" svg:width="17cm" svg:height="11.377cm" draw:z-index="1"><draw:image xlink:href="Pictures/1000000000000287000001B15D3569624397614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n3" text:anchor-type="char" svg:width="17cm" svg:height="18.417cm" draw:z-index="2"><draw:image xlink:href="Pictures/10000000000003C000000410E3A0DA962576E14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0:37:33.628000000</meta:creation-date>
    <dc:date>2023-12-15T10:42:37.865000000</dc:date>
    <meta:editing-duration>PT5M4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5.3.2$Windows_X86_64 LibreOffice_project/9f56dff12ba03b9acd7730a5a481eea045e468f3</meta:generator>
  </office:meta>
</office:document-meta>
</file>